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18.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journal</text:p>
          </table:table-cell>
          <table:table-cell office:value-type="string">
            <text:p>ajout/edition/suppression de la liste des contacts externes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mail</text:p>
          </table:table-cell>
          <table:table-cell office:value-type="string">
            <text:p>html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mail</text:p>
          </table:table-cell>
          <table:table-cell office:value-type="string">
            <text:p>cartouche identifiants <text:s/>/ nouveau compt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mail</text:p>
          </table:table-cell>
          <table:table-cell office:value-type="string">
            <text:p>image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rapport d'activité – HTML</text:p>
          </table:table-cell>
          <table:table-cell/>
          <table:table-cell office:value-type="string">
            <text:p>done</text:p>
          </table:table-cell>
        </table:table-row>
        <table:table-row table:style-name="ro2">
          <table:table-cell office:value-type="string">
            <text:p>rapport de contacts – HTML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'actions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e temps</text:p>
          </table:table-cell>
          <table:table-cell table:number-columns-repeated="2"/>
        </table:table-row>
        <table:table-row table:style-name="ro3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Contact externe</text:p>
          </table:table-cell>
          <table:table-cell office:value-type="string">
            <text:p>edition/ajout/suppression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ppel</text:p>
          </table:table-cell>
          <table:table-cell office:value-type="string">
            <text:p>Mettre à jour le site web</text:p>
          </table:table-cell>
          <table:table-cell/>
        </table:table-row>
        <table:table-row table:style-name="ro2">
          <table:table-cell office:value-type="string">
            <text:p>Rappel</text:p>
          </table:table-cell>
          <table:table-cell office:value-type="string">
            <text:p>Rappeler un contact</text:p>
          </table:table-cell>
          <table:table-cell/>
        </table:table-row>
        <table:table-row table:style-name="ro2">
          <table:table-cell office:value-type="string">
            <text:p>Rappel</text:p>
          </table:table-cell>
          <table:table-cell office:value-type="string">
            <text:p>Journal -&gt; entretien</text:p>
          </table:table-cell>
          <table:table-cell/>
        </table:table-row>
        <table:table-row table:style-name="ro2">
          <table:table-cell office:value-type="string">
            <text:p>Rappel</text:p>
          </table:table-cell>
          <table:table-cell office:value-type="string">
            <text:p>Journal -&gt; rappeler par téléphon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Journal</text:p>
          </table:table-cell>
          <table:table-cell office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>
            <text:p>Journal</text:p>
          </table:table-cell>
          <table:table-cell office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Web – SSL</text:p>
          </table:table-cell>
          <table:table-cell office:value-type="string">
            <text:p>Passeport</text:p>
          </table:table-cell>
          <table:table-cell/>
        </table:table-row>
        <table:table-row table:style-name="ro2">
          <table:table-cell office:value-type="string">
            <text:p>Web – SSL</text:p>
          </table:table-cell>
          <table:table-cell office:value-type="string">
            <text:p>achat d'un certificat SSL</text:p>
          </table:table-cell>
          <table:table-cell/>
        </table:table-row>
        <table:table-row table:style-name="ro3">
          <table:table-cell office:value-type="string">
            <text:p>Web – SSL</text:p>
          </table:table-cell>
          <table:table-cell office:value-type="string">
            <text:p>mise en place du certificat SSL, redirection http =&gt; http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recherche d'identité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demande de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table:style-name="ce1" office:value-type="string">
            <text:p>accepter les demandes de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liste des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signaler un changemen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pport d'activité – PDF</text:p>
          </table:table-cell>
          <table:table-cell table:number-columns-repeated="2"/>
        </table:table-row>
        <table:table-row table:style-name="ro2">
          <table:table-cell office:value-type="string">
            <text:p>rapport de contacts – PDF</text:p>
          </table:table-cell>
          <table:table-cell table:number-columns-repeated="2"/>
        </table:table-row>
        <table:table-row table:style-name="ro2" table:number-rows-repeated="104853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06:35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0.2.2$Linux_x86 LibreOffice_project/400m0$Build-2</meta:generator>
    <dc:date>2013-10-10T06:50:10</dc:date>
    <meta:editing-duration>P2DT9H32M58S</meta:editing-duration>
    <meta:editing-cycles>12</meta:editing-cycles>
    <meta:document-statistic meta:table-count="3" meta:cell-count="77" meta:object-count="0"/>
  </office:meta>
</office:document-meta>
</file>